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82b" officeooo:paragraph-rsid="000678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_modu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09:00:16.441151769</meta:creation-date>
    <meta:generator>LibreOffice/7.3.7.2$Linux_X86_64 LibreOffice_project/30$Build-2</meta:generator>
    <dc:date>2023-02-28T09:02:59.270108199</dc:date>
    <meta:editing-duration>PT2M46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</office:meta>
</office:document-meta>
</file>